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602cm" fo:min-width="3.473cm"/>
    </style:style>
    <style:style style:name="gr2" style:family="graphic" style:parent-style-name="objectwithoutfill">
      <style:graphic-properties draw:marker-end="Circle" draw:fill="none" draw:textarea-vertical-align="middle"/>
    </style:style>
    <style:style style:name="gr3" style:family="graphic" style:parent-style-name="objectwithoutfill">
      <style:graphic-properties draw:marker-start="" draw:marker-end="Circle" draw:fill="none" draw:textarea-vertical-align="middle"/>
    </style:style>
    <style:style style:name="gr4" style:family="graphic" style:parent-style-name="standard">
      <style:graphic-properties svg:stroke-color="#333333" draw:fill="none" draw:textarea-vertical-align="middle" draw:auto-grow-height="false" fo:min-height="1.111cm" fo:min-width="0.904cm"/>
    </style:style>
    <style:style style:name="gr5" style:family="graphic" style:parent-style-name="standard">
      <style:graphic-properties draw:stroke="none" svg:stroke-color="#000000" draw:fill="none" draw:fill-color="#ffffff" fo:min-height="0.64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68cm"/>
      <style:paragraph-properties style:writing-mode="lr-tb"/>
    </style:style>
    <style:style style:name="gr12" style:family="graphic" style:parent-style-name="objectwithoutfill">
      <style:graphic-properties draw:marker-end="Arrow" draw:marker-end-width="0.203cm" draw:fill="none" draw:textarea-vertical-align="middle"/>
    </style:style>
    <style:style style:name="gr13" style:family="graphic" style:parent-style-name="objectwithoutfill">
      <style:graphic-properties draw:marker-end="Arrow" draw:marker-end-width="0.203cm" draw:marker-end-center="false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M Roman 12"/>
    </style:style>
    <style:style style:name="P3" style:family="paragraph">
      <loext:graphic-properties draw:fill="none" draw:fill-color="#ffffff"/>
      <style:text-properties style:font-name="LM Roman 12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LM Roman 12" fo:font-size="10.6999998092651pt" style:font-size-asian="10pt" style:font-size-complex="10pt"/>
    </style:style>
    <style:style style:name="P5" style:family="paragraph">
      <loext:graphic-properties draw:fill="none" draw:fill-color="#ffffff"/>
      <style:text-properties style:font-name="LM Roman 12" fo:font-size="15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DejaVu Sans Mono1" style:font-size-asian="14pt" style:font-name-complex="DejaVu Sans Mono1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DejaVu Sans Mono1" style:font-size-asian="10pt" style:font-name-complex="DejaVu Sans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617cm" svg:height="5.446cm" svg:x="3.883cm" svg:y="1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692cm" svg:y1="4.13cm" svg:x2="6.692cm" svg:y2="1.271cm">
            <text:p/>
          </draw:line>
          <draw:line draw:style-name="gr2" draw:text-style-name="P1" draw:layer="layout" svg:x1="6.692cm" svg:y1="4.13cm" svg:x2="9.219cm" svg:y2="5.544cm">
            <text:p/>
          </draw:line>
          <draw:line draw:style-name="gr3" draw:text-style-name="P1" draw:layer="layout" svg:x1="6.691cm" svg:y1="4.13cm" svg:x2="4.164cm" svg:y2="5.544cm">
            <text:p/>
          </draw:line>
          <draw:custom-shape draw:style-name="gr4" draw:text-style-name="P1" draw:layer="layout" svg:width="1.404cm" svg:height="1.361cm" svg:x="5.99cm" svg:y="3.449cm">
            <text:p/>
            <draw:enhanced-geometry draw:glue-point-type="segments" draw:type="mso-spt100" draw:modifiers="-90 150.03781590358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5" draw:text-style-name="P3" draw:layer="layout" svg:width="1.264cm" svg:height="0.95cm" svg:x="6.13cm" svg:y="0.49cm">
            <draw:text-box>
              <text:p text:style-name="P2"><text:span text:style-name="T1">H1</text:span></text:p>
            </draw:text-box>
          </draw:frame>
          <draw:frame draw:style-name="gr5" draw:text-style-name="P3" draw:layer="layout" svg:width="1.263cm" svg:height="0.95cm" svg:x="3.322cm" svg:y="5.355cm">
            <draw:text-box>
              <text:p text:style-name="P2"><text:span text:style-name="T1">H2</text:span></text:p>
            </draw:text-box>
          </draw:frame>
          <draw:frame draw:style-name="gr5" draw:text-style-name="P3" draw:layer="layout" svg:width="1.263cm" svg:height="0.95cm" svg:x="8.939cm" svg:y="5.355cm">
            <draw:text-box>
              <text:p text:style-name="P2"><text:span text:style-name="T1">H3</text:span></text:p>
            </draw:text-box>
          </draw:frame>
          <draw:frame draw:style-name="gr5" draw:text-style-name="P3" draw:layer="layout" svg:width="1.966cm" svg:height="0.95cm" svg:x="4.585cm" svg:y="3.102cm">
            <draw:text-box>
              <text:p text:style-name="P2"><text:span text:style-name="T1">120</text:span><text:span text:style-name="T2">º</text:span></text:p>
            </draw:text-box>
          </draw:frame>
        </draw:g>
        <draw:line draw:style-name="gr6" draw:text-style-name="P1" draw:layer="layout" svg:x1="1.878cm" svg:y1="10.219cm" svg:x2="1.878cm" svg:y2="7.496cm">
          <text:p/>
        </draw:line>
        <draw:line draw:style-name="gr6" draw:text-style-name="P1" draw:layer="layout" svg:x1="1.878cm" svg:y1="13.622cm" svg:x2="1.878cm" svg:y2="10.899cm">
          <text:p/>
        </draw:line>
        <draw:line draw:style-name="gr6" draw:text-style-name="P1" draw:layer="layout" svg:x1="1.878cm" svg:y1="17.025cm" svg:x2="1.878cm" svg:y2="14.302cm">
          <text:p/>
        </draw:line>
        <draw:line draw:style-name="gr6" draw:text-style-name="P1" draw:layer="layout" svg:x1="1.878cm" svg:y1="20.428cm" svg:x2="1.878cm" svg:y2="17.705cm">
          <text:p/>
        </draw:line>
        <draw:line draw:style-name="gr6" draw:text-style-name="P1" draw:layer="layout" svg:x1="1.877cm" svg:y1="10.218cm" svg:x2="11.494cm" svg:y2="10.218cm">
          <text:p/>
        </draw:line>
        <draw:line draw:style-name="gr7" draw:text-style-name="P1" draw:layer="layout" svg:x1="1.877cm" svg:y1="8.175cm" svg:x2="6.089cm" svg:y2="8.175cm">
          <text:p/>
        </draw:line>
        <draw:line draw:style-name="gr7" draw:text-style-name="P1" draw:layer="layout" svg:x1="6.09cm" svg:y1="8.175cm" svg:x2="6.09cm" svg:y2="10.217cm">
          <text:p/>
        </draw:line>
        <draw:line draw:style-name="gr6" draw:text-style-name="P1" draw:layer="layout" svg:x1="1.877cm" svg:y1="13.621cm" svg:x2="11.494cm" svg:y2="13.621cm">
          <text:p/>
        </draw:line>
        <draw:line draw:style-name="gr7" draw:text-style-name="P1" draw:layer="layout" svg:x1="4.686cm" svg:y1="13.622cm" svg:x2="4.686cm" svg:y2="11.58cm">
          <text:p/>
        </draw:line>
        <draw:line draw:style-name="gr7" draw:text-style-name="P1" draw:layer="layout" svg:x1="4.686cm" svg:y1="11.58cm" svg:x2="8.898cm" svg:y2="11.58cm">
          <text:p/>
        </draw:line>
        <draw:line draw:style-name="gr7" draw:text-style-name="P1" draw:layer="layout" svg:x1="8.898cm" svg:y1="11.58cm" svg:x2="8.898cm" svg:y2="13.622cm">
          <text:p/>
        </draw:line>
        <draw:line draw:style-name="gr6" draw:text-style-name="P1" draw:layer="layout" svg:x1="1.877cm" svg:y1="17.025cm" svg:x2="11.494cm" svg:y2="17.025cm">
          <text:p/>
        </draw:line>
        <draw:line draw:style-name="gr7" draw:text-style-name="P1" draw:layer="layout" svg:x1="1.877cm" svg:y1="14.983cm" svg:x2="3.281cm" svg:y2="14.983cm">
          <text:p/>
        </draw:line>
        <draw:line draw:style-name="gr7" draw:text-style-name="P1" draw:layer="layout" svg:x1="7.493cm" svg:y1="14.983cm" svg:x2="10.301cm" svg:y2="14.983cm">
          <text:p/>
        </draw:line>
        <draw:line draw:style-name="gr7" draw:text-style-name="P1" draw:layer="layout" svg:x1="3.281cm" svg:y1="14.983cm" svg:x2="3.281cm" svg:y2="17.025cm">
          <text:p/>
        </draw:line>
        <draw:line draw:style-name="gr7" draw:text-style-name="P1" draw:layer="layout" svg:x1="7.493cm" svg:y1="14.983cm" svg:x2="7.493cm" svg:y2="17.025cm">
          <text:p/>
        </draw:line>
        <draw:line draw:style-name="gr7" draw:text-style-name="P1" draw:layer="layout" svg:x1="10.302cm" svg:y1="14.983cm" svg:x2="10.302cm" svg:y2="17.025cm">
          <text:p/>
        </draw:line>
        <draw:line draw:style-name="gr6" draw:text-style-name="P1" draw:layer="layout" svg:x1="1.877cm" svg:y1="20.429cm" svg:x2="11.494cm" svg:y2="20.429cm">
          <text:p/>
        </draw:line>
        <draw:line draw:style-name="gr8" draw:text-style-name="P1" draw:layer="layout" svg:x1="3.281cm" svg:y1="8.175cm" svg:x2="3.281cm" svg:y2="20.427cm">
          <text:p/>
        </draw:line>
        <draw:line draw:style-name="gr8" draw:text-style-name="P1" draw:layer="layout" svg:x1="4.686cm" svg:y1="8.175cm" svg:x2="4.686cm" svg:y2="20.427cm">
          <text:p/>
        </draw:line>
        <draw:line draw:style-name="gr8" draw:text-style-name="P1" draw:layer="layout" svg:x1="6.09cm" svg:y1="8.175cm" svg:x2="6.09cm" svg:y2="20.427cm">
          <text:p/>
        </draw:line>
        <draw:line draw:style-name="gr8" draw:text-style-name="P1" draw:layer="layout" svg:x1="7.493cm" svg:y1="8.175cm" svg:x2="7.493cm" svg:y2="20.427cm">
          <text:p/>
        </draw:line>
        <draw:line draw:style-name="gr8" draw:text-style-name="P1" draw:layer="layout" svg:x1="8.898cm" svg:y1="8.175cm" svg:x2="8.898cm" svg:y2="20.427cm">
          <text:p/>
        </draw:line>
        <draw:line draw:style-name="gr8" draw:text-style-name="P1" draw:layer="layout" svg:x1="10.302cm" svg:y1="8.175cm" svg:x2="10.302cm" svg:y2="20.427cm">
          <text:p/>
        </draw:line>
        <draw:line draw:style-name="gr7" draw:text-style-name="P1" draw:layer="layout" svg:x1="1.877cm" svg:y1="20.429cm" svg:x2="3.21cm" svg:y2="20.429cm">
          <text:p/>
        </draw:line>
        <draw:line draw:style-name="gr7" draw:text-style-name="P1" draw:layer="layout" svg:x1="3.281cm" svg:y1="18.386cm" svg:x2="4.685cm" svg:y2="18.386cm">
          <text:p/>
        </draw:line>
        <draw:line draw:style-name="gr7" draw:text-style-name="P1" draw:layer="layout" svg:x1="6.09cm" svg:y1="18.386cm" svg:x2="7.494cm" svg:y2="18.386cm">
          <text:p/>
        </draw:line>
        <draw:line draw:style-name="gr7" draw:text-style-name="P1" draw:layer="layout" svg:x1="8.898cm" svg:y1="18.386cm" svg:x2="10.302cm" svg:y2="18.386cm">
          <text:p/>
        </draw:line>
        <draw:line draw:style-name="gr7" draw:text-style-name="P1" draw:layer="layout" svg:x1="3.281cm" svg:y1="18.386cm" svg:x2="3.281cm" svg:y2="20.428cm">
          <text:p/>
        </draw:line>
        <draw:line draw:style-name="gr7" draw:text-style-name="P1" draw:layer="layout" svg:x1="4.686cm" svg:y1="18.386cm" svg:x2="4.686cm" svg:y2="20.428cm">
          <text:p/>
        </draw:line>
        <draw:line draw:style-name="gr7" draw:text-style-name="P1" draw:layer="layout" svg:x1="6.09cm" svg:y1="18.386cm" svg:x2="6.09cm" svg:y2="20.428cm">
          <text:p/>
        </draw:line>
        <draw:line draw:style-name="gr7" draw:text-style-name="P1" draw:layer="layout" svg:x1="7.493cm" svg:y1="18.386cm" svg:x2="7.493cm" svg:y2="20.428cm">
          <text:p/>
        </draw:line>
        <draw:line draw:style-name="gr7" draw:text-style-name="P1" draw:layer="layout" svg:x1="8.898cm" svg:y1="18.386cm" svg:x2="8.898cm" svg:y2="20.428cm">
          <text:p/>
        </draw:line>
        <draw:line draw:style-name="gr7" draw:text-style-name="P1" draw:layer="layout" svg:x1="10.302cm" svg:y1="18.386cm" svg:x2="10.302cm" svg:y2="20.428cm">
          <text:p/>
        </draw:line>
        <draw:frame draw:style-name="gr9" draw:text-style-name="P4" draw:layer="layout" svg:width="1.435cm" svg:height="1.073cm" svg:x="1.386cm" svg:y="20.351cm">
          <draw:text-box>
            <text:p text:style-name="P2"><text:span text:style-name="T3">270</text:span><text:span text:style-name="T4">º</text:span></text:p>
          </draw:text-box>
        </draw:frame>
        <draw:frame draw:style-name="gr9" draw:text-style-name="P4" draw:layer="layout" svg:width="1.353cm" svg:height="1.073cm" svg:x="2.73cm" svg:y="20.351cm">
          <draw:text-box>
            <text:p text:style-name="P2"><text:span text:style-name="T3">330</text:span><text:span text:style-name="T4">º</text:span></text:p>
          </draw:text-box>
        </draw:frame>
        <draw:frame draw:style-name="gr10" draw:text-style-name="P4" draw:layer="layout" svg:width="1.628cm" svg:height="0.746cm" svg:x="4.228cm" svg:y="20.351cm">
          <draw:text-box>
            <text:p text:style-name="P2"><text:span text:style-name="T4">30º</text:span></text:p>
          </draw:text-box>
        </draw:frame>
        <draw:frame draw:style-name="gr11" draw:text-style-name="P5" draw:layer="layout" svg:width="1.226cm" svg:height="0.95cm" draw:transform="rotate (1.5707963267949) translate (0.823cm 9.674cm)">
          <draw:text-box>
            <text:p text:style-name="P2"><text:span text:style-name="T1">H1</text:span></text:p>
          </draw:text-box>
        </draw:frame>
        <draw:frame draw:style-name="gr11" draw:text-style-name="P5" draw:layer="layout" svg:width="1.226cm" svg:height="0.95cm" draw:transform="rotate (1.5707963267949) translate (0.818cm 13.214cm)">
          <draw:text-box>
            <text:p text:style-name="P2"><text:span text:style-name="T1">H2</text:span></text:p>
          </draw:text-box>
        </draw:frame>
        <draw:frame draw:style-name="gr11" draw:text-style-name="P5" draw:layer="layout" svg:width="1.226cm" svg:height="0.95cm" draw:transform="rotate (1.5707963267949) translate (0.818cm 16.549cm)">
          <draw:text-box>
            <text:p text:style-name="P2"><text:span text:style-name="T1">H3</text:span></text:p>
          </draw:text-box>
        </draw:frame>
        <draw:frame draw:style-name="gr5" draw:text-style-name="P5" draw:layer="layout" svg:width="0.531cm" svg:height="0.95cm" svg:x="2.189cm" svg:y="8.824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2.189cm" svg:y="15.626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7.774cm" svg:y="15.631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9.179cm" svg:y="15.626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7.774cm" svg:y="12.227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6.37cm" svg:y="12.222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4.967cm" svg:y="12.227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3.562cm" svg:y="8.819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4.967cm" svg:y="8.819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6.401cm" svg:y="8.824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7.774cm" svg:y="8.819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9.179cm" svg:y="8.819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9.139cm" svg:y="12.222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3.562cm" svg:y="12.222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2.158cm" svg:y="12.222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3.562cm" svg:y="15.626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4.998cm" svg:y="15.626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6.401cm" svg:y="15.626cm">
          <draw:text-box>
            <text:p text:style-name="P2"><text:span text:style-name="T1">0</text:span></text:p>
          </draw:text-box>
        </draw:frame>
        <draw:frame draw:style-name="gr5" draw:text-style-name="P5" draw:layer="layout" svg:width="0.531cm" svg:height="0.95cm" svg:x="2.158cm" svg:y="19.129cm">
          <draw:text-box>
            <text:p text:style-name="P2"><text:span text:style-name="T1">5</text:span></text:p>
          </draw:text-box>
        </draw:frame>
        <draw:frame draw:style-name="gr5" draw:text-style-name="P5" draw:layer="layout" svg:width="0.631cm" svg:height="0.95cm" svg:x="3.562cm" svg:y="19.129cm">
          <draw:text-box>
            <text:p text:style-name="P2"><text:span text:style-name="T1">1</text:span></text:p>
          </draw:text-box>
        </draw:frame>
        <draw:frame draw:style-name="gr5" draw:text-style-name="P5" draw:layer="layout" svg:width="0.531cm" svg:height="0.95cm" svg:x="4.998cm" svg:y="19.129cm">
          <draw:text-box>
            <text:p text:style-name="P2"><text:span text:style-name="T1">3</text:span></text:p>
          </draw:text-box>
        </draw:frame>
        <draw:frame draw:style-name="gr5" draw:text-style-name="P5" draw:layer="layout" svg:width="0.531cm" svg:height="0.95cm" svg:x="6.401cm" svg:y="19.129cm">
          <draw:text-box>
            <text:p text:style-name="P2"><text:span text:style-name="T1">2</text:span></text:p>
          </draw:text-box>
        </draw:frame>
        <draw:frame draw:style-name="gr5" draw:text-style-name="P5" draw:layer="layout" svg:width="0.531cm" svg:height="0.95cm" svg:x="7.774cm" svg:y="19.135cm">
          <draw:text-box>
            <text:p text:style-name="P2"><text:span text:style-name="T1">6</text:span></text:p>
          </draw:text-box>
        </draw:frame>
        <draw:frame draw:style-name="gr5" draw:text-style-name="P5" draw:layer="layout" svg:width="0.531cm" svg:height="0.95cm" svg:x="9.179cm" svg:y="19.129cm">
          <draw:text-box>
            <text:p text:style-name="P2"><text:span text:style-name="T1">4</text:span></text:p>
          </draw:text-box>
        </draw:frame>
        <draw:frame draw:style-name="gr10" draw:text-style-name="P4" draw:layer="layout" svg:width="1.628cm" svg:height="0.746cm" svg:x="5.544cm" svg:y="20.36cm">
          <draw:text-box>
            <text:p text:style-name="P2"><text:span text:style-name="T3">90</text:span><text:span text:style-name="T4">º</text:span></text:p>
          </draw:text-box>
        </draw:frame>
        <draw:frame draw:style-name="gr10" draw:text-style-name="P4" draw:layer="layout" svg:width="1.628cm" svg:height="0.746cm" svg:x="6.882cm" svg:y="20.36cm">
          <draw:text-box>
            <text:p text:style-name="P2"><text:span text:style-name="T3">150</text:span><text:span text:style-name="T4">º</text:span></text:p>
          </draw:text-box>
        </draw:frame>
        <draw:frame draw:style-name="gr10" draw:text-style-name="P4" draw:layer="layout" svg:width="1.628cm" svg:height="0.746cm" svg:x="8.32cm" svg:y="20.36cm">
          <draw:text-box>
            <text:p text:style-name="P2"><text:span text:style-name="T3">210</text:span><text:span text:style-name="T4">º</text:span></text:p>
          </draw:text-box>
        </draw:frame>
        <draw:frame draw:style-name="gr10" draw:text-style-name="P4" draw:layer="layout" svg:width="1.628cm" svg:height="0.746cm" svg:x="9.647cm" svg:y="20.36cm">
          <draw:text-box>
            <text:p text:style-name="P2"><text:span text:style-name="T3">270</text:span><text:span text:style-name="T4">º</text:span></text:p>
          </draw:text-box>
        </draw:frame>
        <draw:line draw:style-name="gr12" draw:text-style-name="P1" draw:layer="layout" svg:x1="3.282cm" svg:y1="20.429cm" svg:x2="3.282cm" svg:y2="19.407cm">
          <text:p/>
        </draw:line>
        <draw:line draw:style-name="gr13" draw:text-style-name="P1" draw:layer="layout" svg:x1="6.09cm" svg:y1="20.429cm" svg:x2="6.09cm" svg:y2="19.407cm">
          <text:p/>
        </draw:line>
        <draw:line draw:style-name="gr12" draw:text-style-name="P1" draw:layer="layout" svg:x1="8.898cm" svg:y1="20.429cm" svg:x2="8.898cm" svg:y2="19.407cm">
          <text:p/>
        </draw:line>
        <draw:line draw:style-name="gr14" draw:text-style-name="P1" draw:layer="layout" svg:x1="10.302cm" svg:y1="19.747cm" svg:x2="10.302cm" svg:y2="18.386cm">
          <text:p/>
        </draw:line>
        <draw:line draw:style-name="gr14" draw:text-style-name="P1" draw:layer="layout" svg:x1="7.494cm" svg:y1="19.747cm" svg:x2="7.494cm" svg:y2="18.386cm">
          <text:p/>
        </draw:line>
        <draw:line draw:style-name="gr14" draw:text-style-name="P1" draw:layer="layout" svg:x1="4.685cm" svg:y1="19.747cm" svg:x2="4.685cm" svg:y2="18.386cm">
          <text:p/>
        </draw:line>
        <draw:g>
          <svg:title>TexMaths</svg:title>
          <svg:desc>12§display§\mathrm{H1 \oplus H2 \oplus H3}§svg§600§FALSE§</svg:desc>
          <draw:g>
            <draw:path draw:style-name="gr15" draw:text-style-name="P6" draw:layer="layout" svg:width="2.549cm" svg:height="0.278cm" draw:transform="rotate (1.5707963267949) translate (1.22362686567164cm 20.3517994416007cm)" svg:viewBox="0 0 2550 279" svg:d="M0 0c850 0 1700 0 2550 0 0 93 0 186 0 279-850 0-1700 0-2550 0 0-93 0-186 0-279z">
              <text:p/>
            </draw:path>
            <draw:path draw:style-name="gr16" draw:text-style-name="P7" draw:layer="layout" svg:width="0.287cm" svg:height="0.286cm" draw:transform="rotate (1.5707963267949) translate (1.202cm 20.359cm)" svg:viewBox="0 0 288 287" svg:d="M244 32c0-14 1-19 33-19 4 0 7 0 11 0 0-4 0-9 0-13-16 1-47 1-62 1-16 0-48 0-63-1 0 4 0 9 0 13 3 0 7 0 10 0 32 0 33 5 33 19 0 33 0 66 0 99-42 0-84 0-126 0 0-33 0-66 0-99 0-14 2-19 34-19 3 0 6 0 10 0 0-4 0-9 0-13-15 1-45 1-62 1-16 0-48 0-62-1 0 4 0 9 0 13 3 0 6 0 10 0 32 0 33 5 33 19 0 75 0 149 0 223 0 14-1 19-33 19-4 0-7 0-10 0 0 4 0 9 0 13 14-1 45-1 61-1s48 0 63 1c0-4 0-9 0-13-4 0-7 0-10 0-32 0-34-5-34-19 0-37 0-74 0-111 42 0 84 0 126 0 0 37 0 74 0 111 0 14-1 19-33 19-3 0-7 0-10 0 0 4 0 9 0 13 15-1 46-1 63-1 16 0 46 0 62 1 0-4 0-9 0-13-4 0-7 0-11 0-32 0-33-5-33-19 0-74 0-148 0-223z">
              <text:p/>
            </draw:path>
            <draw:path draw:style-name="gr16" draw:text-style-name="P7" draw:layer="layout" svg:width="0.138cm" svg:height="0.279cm" draw:transform="rotate (1.5707963267949) translate (1.20920895522388cm 20.0193736621684cm)" svg:viewBox="0 0 139 280" svg:d="M86 11c0-10 0-11-9-11-27 26-64 26-77 26 0 5 0 9 0 14 8 0 32 0 55-11 0 72 0 145 0 217 0 16-1 21-39 21-5 0-9 0-14 0 0 4 0 9 0 13 15-1 52-1 69-1s53 0 68 1c0-4 0-9 0-13-5 0-9 0-14 0-37 0-39-5-39-21 0-78 0-157 0-235z">
              <text:p/>
            </draw:path>
            <draw:path draw:style-name="gr16" draw:text-style-name="P7" draw:layer="layout" svg:width="0.28cm" svg:height="0.279cm" draw:transform="rotate (1.5707963267949) translate (1.24405223880597cm 19.7289511400651cm)" svg:viewBox="0 0 281 280" svg:d="M281 139c0-77-64-139-141-139-78 0-140 64-140 139 0 78 62 141 139 141 79 0 142-64 142-141zM10 135c4-71 58-121 124-124 0 41 0 82 0 124-41 0-83 0-124 0zM145 11c66 3 121 54 125 124-42 0-83 0-125 0 0-42 0-83 0-124zM134 269c-64-3-120-52-124-124 41 0 83 0 124 0 0 42 0 83 0 124zM270 145c-4 72-60 121-125 124 0-41 0-82 0-124 42 0 83 0 125 0z">
              <text:p/>
            </draw:path>
            <draw:path draw:style-name="gr16" draw:text-style-name="P7" draw:layer="layout" svg:width="0.287cm" svg:height="0.286cm" draw:transform="rotate (1.5707963267949) translate (1.202cm 19.317319218241cm)" svg:viewBox="0 0 288 287" svg:d="M245 32c0-14 1-19 33-19 4 0 7 0 10 0 0-4 0-9 0-13-14 1-46 1-62 1-17 0-47 0-63-1 0 4 0 9 0 13 4 0 7 0 11 0 32 0 34 5 34 19 0 33 0 66 0 99-42 0-84 0-126 0 0-33 0-66 0-99 0-14 0-19 32-19 4 0 7 0 11 0 0-4 0-9 0-13-16 1-47 1-63 1-15 0-48 0-62-1 0 4 0 9 0 13 4 0 7 0 11 0 32 0 32 5 32 19 0 75 0 149 0 223 0 14 0 19-32 19-4 0-7 0-11 0 0 4 0 9 0 13 14-1 46-1 62-1 17 0 47 0 63 1 0-4 0-9 0-13-4 0-7 0-11 0-32 0-32-5-32-19 0-37 0-74 0-111 42 0 84 0 126 0 0 37 0 74 0 111 0 14-2 19-34 19-4 0-7 0-11 0 0 4 0 9 0 13 16-1 47-1 63-1 15 0 48 0 62 1 0-4 0-9 0-13-3 0-6 0-10 0-32 0-33-5-33-19 0-74 0-148 0-223z">
              <text:p/>
            </draw:path>
            <draw:path draw:style-name="gr16" draw:text-style-name="P7" draw:layer="layout" svg:width="0.167cm" svg:height="0.279cm" draw:transform="rotate (1.5707963267949) translate (1.20920895522388cm 18.9932940902745cm)" svg:viewBox="0 0 168 280" svg:d="M32 248c15-15 30-29 45-44 66-57 91-80 91-122 0-48-38-82-90-82-47 0-78 38-78 76 0 24 20 24 22 24 7 0 21-5 21-23 0-11-7-22-21-22-4 0-5 0-6 0 9-26 32-42 57-42 39 0 57 34 57 69 0 33-22 66-45 92-27 30-54 60-81 90-4 5-4 6-4 16 52 0 104 0 156 0 4-24 8-49 12-73-4 0-7 0-11 0-2 13-5 31-9 37-3 4-30 4-40 4-25 0-50 0-76 0z">
              <text:p/>
            </draw:path>
            <draw:path draw:style-name="gr16" draw:text-style-name="P7" draw:layer="layout" svg:width="0.28cm" svg:height="0.279cm" draw:transform="rotate (1.5707963267949) translate (1.24405223880597cm 18.6872703583062cm)" svg:viewBox="0 0 281 280" svg:d="M281 139c0-77-63-139-141-139s-140 64-140 139c0 78 64 141 140 141 78 0 141-64 141-141zM11 135c3-71 59-121 125-124 0 41 0 82 0 124-42 0-84 0-125 0zM146 11c66 3 120 54 125 124-41 0-83 0-125 0 0-42 0-83 0-124zM136 269c-66-3-122-52-125-124 41 0 83 0 125 0 0 42 0 83 0 124zM271 145c-5 72-60 121-125 124 0-41 0-82 0-124 42 0 84 0 125 0z">
              <text:p/>
            </draw:path>
            <draw:path draw:style-name="gr16" draw:text-style-name="P7" draw:layer="layout" svg:width="0.287cm" svg:height="0.286cm" draw:transform="rotate (1.5707963267949) translate (1.202cm 18.2744383434155cm)" svg:viewBox="0 0 288 287" svg:d="M244 32c0-14 1-19 33-19 4 0 7 0 11 0 0-4 0-9 0-13-16 1-47 1-62 1-16 0-48 0-63-1 0 4 0 9 0 13 3 0 7 0 10 0 32 0 33 5 33 19 0 33 0 66 0 99-42 0-84 0-126 0 0-33 0-66 0-99 0-14 2-19 34-19 3 0 6 0 10 0 0-4 0-9 0-13-15 1-45 1-62 1-16 0-48 0-62-1 0 4 0 9 0 13 3 0 6 0 10 0 32 0 33 5 33 19 0 75 0 149 0 223 0 14-1 19-33 19-4 0-7 0-10 0 0 4 0 9 0 13 14-1 46-1 61-1 17 0 48 0 63 1 0-4 0-9 0-13-4 0-7 0-10 0-32 0-34-5-34-19 0-37 0-74 0-111 42 0 84 0 126 0 0 37 0 74 0 111 0 14-1 19-33 19-3 0-7 0-10 0 0 4 0 9 0 13 15-1 46-1 63-1 16 0 46 0 62 1 0-4 0-9 0-13-4 0-7 0-11 0-32 0-33-5-33-19 0-74 0-148 0-223z">
              <text:p/>
            </draw:path>
            <draw:path draw:style-name="gr16" draw:text-style-name="P7" draw:layer="layout" svg:width="0.174cm" svg:height="0.289cm" draw:transform="rotate (1.5707963267949) translate (1.20920895522388cm 17.9552135877152cm)" svg:viewBox="0 0 175 290" svg:d="M104 132c35-12 60-41 60-74 0-34-37-58-78-58-43 0-74 25-74 58 0 13 8 21 22 21 13 0 21-9 21-21 0-22-20-22-26-22 13-20 41-25 55-25 18 0 41 8 41 47 0 4-1 29-12 48-12 20-27 21-37 21-4 0-14 2-17 2s-6 1-6 4c0 5 3 5 11 5 6 0 12 0 18 0 34 0 50 29 50 70 0 58-29 70-48 70-18 0-49-8-65-33 16 3 29-7 29-23 0-15-12-24-24-24-11 0-24 6-24 25 0 39 40 67 85 67 52 0 90-39 90-82 0-35-26-67-71-7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 Regular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3T11:43:05.311255581</meta:creation-date>
    <dc:date>2021-05-15T18:34:12.778397474</dc:date>
    <meta:editing-duration>PT24M4S</meta:editing-duration>
    <meta:editing-cycles>6</meta:editing-cycles>
    <meta:generator>LibreOffice/6.4.7.2$Linux_X86_64 LibreOffice_project/40$Build-2</meta:generator>
    <meta:document-statistic meta:object-count="95"/>
  </office:meta>
</office:document-meta>
</file>